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84d1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54pt" style:font-size-asian="54pt" style:font-size-complex="54pt"/>
    </style:style>
    <style:style style:name="P3" style:family="paragraph">
      <style:text-properties fo:color="#0084d1" fo:font-size="26pt" style:font-size-asian="26pt" style:font-size-complex="26pt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text-properties fo:color="#ffffff" fo:font-size="22pt" style:font-size-asian="22pt" style:font-size-complex="22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0084d1" fo:font-size="26pt" style:font-size-asian="26pt" style:font-size-complex="26pt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custom-shape draw:style-name="gr1" draw:text-style-name="P1" draw:layer="layout" svg:width="19.08cm" svg:height="2.563cm" svg:x="5cm" svg:y="6.23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9.08cm" svg:height="2.6cm" svg:x="5.285cm" svg:y="6.2cm">
            <draw:text-box>
              <text:p text:style-name="P2"><text:span text:style-name="T1">Software Entwicklung</text:span></text:p>
            </draw:text-box>
          </draw:frame>
        </draw:g>
        <draw:g>
          <draw:custom-shape draw:style-name="gr1" draw:text-style-name="P1" draw:layer="layout" svg:width="5.8cm" svg:height="5.2cm" svg:x="10.8cm" svg:y="10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6cm" svg:height="0.6cm" svg:x="11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cm" svg:height="0.6cm" svg:x="11.8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cm" svg:height="0.6cm" svg:x="12.6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cm" svg:height="0.6cm" svg:x="13.4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4.2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5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5.8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1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1cm" svg:y="1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1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1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1.8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cm" svg:height="0.6cm" svg:x="12.6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cm" svg:height="0.6cm" svg:x="13.4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4.2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5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5.8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1.8cm" svg:y="1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2.6cm" svg:y="1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3.4cm" svg:y="1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4.2cm" svg:y="1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5cm" svg:y="1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5.8cm" svg:y="1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1.8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2.6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3.4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4.2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5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5.8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1.8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3.4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4.2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5.8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1.8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2.6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1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3.4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4.2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cm" svg:height="0.6cm" svg:x="15.8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3" draw:layer="layout" svg:width="5.8cm" svg:height="1.276cm" svg:x="10.8cm" svg:y="16.4cm">
            <draw:text-box>
              <text:p text:style-name="P3"><text:span text:style-name="T2">Vier Gewinnt</text:span></text:p>
            </draw:text-box>
          </draw:frame>
        </draw:g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draw:style-name="gr8" draw:text-style-name="P4" draw:layer="layout" svg:width="6.018cm" svg:height="1.517cm" svg:x="1cm" svg:y="0.837cm">
          <draw:text-box>
            <text:p text:style-name="P4"><text:span text:style-name="T3">Gliederung</text:span></text:p>
          </draw:text-box>
        </draw:frame>
        <draw:frame draw:style-name="gr6" draw:text-style-name="P5" draw:layer="layout" svg:width="7.8cm" svg:height="1.115cm" svg:x="1.8cm" svg:y="3.922cm">
          <draw:text-box>
            <text:p text:style-name="P5"><text:span text:style-name="T4">1. Vorgehensweise</text:span></text:p>
          </draw:text-box>
        </draw:frame>
        <draw:frame draw:style-name="gr6" draw:text-style-name="P5" draw:layer="layout" svg:width="5.8cm" svg:height="1.115cm" svg:x="1.8cm" svg:y="5.037cm">
          <draw:text-box>
            <text:p text:style-name="P5"><text:span text:style-name="T4">2. 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1T11:02:30.388000000</meta:creation-date>
    <dc:date>2017-01-11T11:24:48.011000000</dc:date>
    <meta:editing-duration>PT6M24S</meta:editing-duration>
    <meta:editing-cycles>1</meta:editing-cycles>
    <meta:document-statistic meta:object-count="77"/>
    <meta:generator>LibreOffice/4.1.4.2$Windows_x86 LibreOffice_project/0a0440ccc0227ad9829de5f46be37cfb6edcf72</meta:generator>
  </office:meta>
</office:document-meta>
</file>